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35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Matriz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atriz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023" table:default-cell-style-name="ce2"/>
        <table:table-row table:style-name="ro1"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.</text:p>
          </table:table-cell>
          <table:table-cell table:style-name="ce1" table:number-columns-repeated="959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.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table:number-columns-repeated="959"/>
        </table:table-row>
        <table:table-row table:style-name="ro1"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table:number-columns-repeated="9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table:number-columns-repeated="95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table:number-columns-repeated="95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table:number-columns-repeated="95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table:number-columns-repeated="95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table:number-columns-repeated="95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table:number-columns-repeated="95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95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95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95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table:number-columns-repeated="959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sumida" style:display-name="PageStyle_Resumi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riz" style:display-name="PageStyle_Matriz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suário do Windows</meta:initial-creator>
    <meta:creation-date>2018-09-02T13:32:46</meta:creation-date>
    <dc:date>2023-09-01T14:36:53.422129676</dc:date>
    <meta:generator>LibreOffice/6.4.7.2$Linux_X86_64 LibreOffice_project/40$Build-2</meta:generator>
    <meta:editing-duration>PT11M28S</meta:editing-duration>
    <meta:editing-cycles>1</meta:editing-cycles>
    <meta:document-statistic meta:table-count="1" meta:cell-count="4224" meta:object-count="0"/>
    <meta:user-defined meta:name="AppVersion">16.0300</meta:user-defined>
  </office:meta>
</office:document-meta>
</file>